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34182"/>
    </style:style>
    <style:style style:name="P2" style:family="paragraph" style:parent-style-name="Table_20_Contents">
      <style:text-properties officeooo:rsid="0015a7b8" officeooo:paragraph-rsid="0015a7b8"/>
    </style:style>
    <style:style style:name="P3" style:family="paragraph" style:parent-style-name="Standard">
      <style:paragraph-properties fo:break-before="page"/>
      <style:text-properties officeooo:rsid="00161adc" officeooo:paragraph-rsid="00161adc"/>
    </style:style>
    <style:style style:name="P4" style:family="paragraph" style:parent-style-name="Standard">
      <style:paragraph-properties fo:break-before="page"/>
      <style:text-properties fo:font-weight="normal" officeooo:rsid="00161adc" officeooo:paragraph-rsid="00161adc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normal" officeooo:rsid="0017b557" officeooo:paragraph-rsid="0017b557" style:font-weight-asian="normal" style:font-weight-complex="normal"/>
    </style:style>
    <style:style style:name="T1" style:family="text">
      <style:text-properties officeooo:rsid="0015a7b8"/>
    </style:style>
    <style:style style:name="T2" style:family="text">
      <style:text-properties officeooo:rsid="000e66ab"/>
    </style:style>
    <style:style style:name="T3" style:family="text">
      <style:text-properties fo:font-weight="bold" officeooo:rsid="000fcd3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5d3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</text:span><text:span text:style-name="T2">ax</text:span><text:span text:style-name="T3">a</text:span><text:span text:style-name="T5">x<text:line-break/><text:line-break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tbbll</text:p>
          </table:table-cell>
          <table:table-cell table:style-name="Table1.A1" office:value-type="string">
            <text:p text:style-name="P2">llbbtt</text:p>
          </table:table-cell>
          <table:table-cell table:style-name="Table1.C1" office:value-type="string">
            <text:p text:style-name="P2">tbl</text:p>
          </table:table-cell>
        </table:table-row>
      </table:table>
      <text:p text:style-name="P1"><text:span text:style-name="T5"/></text:p>
      <text:p text:style-name="P3"><text:span text:style-name="T5">s</text:span><text:span text:style-name="T4">it</text:span></text:p>
      <text:p text:style-name="P4">sit</text:p>
      <text:p text:style-name="P4">sit</text:p>
      <text:p text:style-name="P4">sit</text:p>
      <text:p text:style-name="P5">Offi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24.2.7.2$Linux_X86_64 LibreOffice_project/420$Build-2</meta:generator>
    <dc:date>2025-02-19T14:12:23.240715250</dc:date>
    <meta:editing-duration>PT6M40S</meta:editing-duration>
    <meta:editing-cycles>16</meta:editing-cycles>
    <meta:document-statistic meta:table-count="1" meta:image-count="0" meta:object-count="0" meta:page-count="6" meta:paragraph-count="9" meta:word-count="9" meta:character-count="41" meta:non-whitespace-character-count="39"/>
  </office:meta>
</office:document-meta>
</file>